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start-width="0.203cm" draw:marker-end-width="0.203cm"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start-width="0.203cm" draw:marker-end-width="0.203cm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marker-start-width="0.203cm" draw:marker-end-width="0.203cm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start-width="0.203cm" draw:marker-end="Arrow" draw:marker-end-width="0.203cm" draw:fill="solid" draw:fill-color="#ffffff" draw:textarea-horizontal-align="center" draw:textarea-vertical-align="middle"/>
    </style:style>
    <style:style style:name="gr6" style:family="graphic" style:parent-style-name="standard">
      <style:graphic-properties draw:marker-start-width="0.203cm" draw:marker-end-width="0.203cm" draw:fill="solid" draw:fill-color="#ffffff" draw:textarea-horizontal-align="center" draw:textarea-vertical-align="middle"/>
    </style:style>
    <style:style style:name="gr7" style:family="graphic" style:parent-style-name="standard">
      <style:graphic-properties draw:marker-start="Arrow" draw:marker-start-width="0.203cm" draw:marker-end-width="0.203cm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ffff" draw:textarea-horizontal-align="center" draw:textarea-vertical-align="middle"/>
    </style:style>
    <style:style style:name="gr10" style:family="graphic" style:parent-style-name="standard">
      <style:graphic-properties draw:marker-end="Arrow" draw:marker-end-width="0.203cm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cm"/>
    </style:style>
    <style:style style:name="gr12" style:family="graphic" style:parent-style-name="standard">
      <style:graphic-properties draw:marker-start="Arrow" draw:marker-start-width="0.20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marker-start-width="0.203cm" draw:marker-end-width="0.203cm" draw:fill="none" draw:fill-color="#ffffff" draw:textarea-horizontal-align="left" draw:auto-grow-height="true" draw:auto-grow-width="true" fo:min-height="0.34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7" style:family="paragraph"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1" draw:layer="layout" svg:width="1.667cm" svg:height="0.635cm" svg:x="15.087cm" svg:y="12.992cm">
          <text:p text:style-name="P3"/>
        </draw:ellipse>
        <draw:ellipse draw:style-name="gr1" draw:text-style-name="P1" draw:layer="layout" svg:width="1.667cm" svg:height="0.635cm" svg:x="5.286cm" svg:y="12.991cm">
          <text:p text:style-name="P3"/>
        </draw:ellipse>
        <draw:rect draw:style-name="gr2" draw:text-style-name="P2" draw:layer="layout" svg:width="1.905cm" svg:height="2.54cm" svg:x="14.97cm" svg:y="5.445cm">
          <text:p text:style-name="P3"/>
        </draw:rect>
        <draw:rect draw:style-name="gr2" draw:text-style-name="P2" draw:layer="layout" svg:width="0.635cm" svg:height="1.27cm" svg:x="14.97cm" svg:y="6.08cm">
          <text:p text:style-name="P3"/>
        </draw:rect>
        <draw:custom-shape draw:style-name="gr3" draw:text-style-name="P2" draw:layer="layout" svg:width="12.461cm" svg:height="1.079cm" svg:x="4.578cm" svg:y="3.096cm">
          <text:p text:style-name="P3"/>
          <draw:enhanced-geometry svg:viewBox="0 0 21600 21600" draw:type="rectangle" draw:enhanced-path="M 0 0 L 21600 0 21600 21600 0 21600 0 0 Z N"/>
        </draw:custom-shape>
        <draw:rect draw:style-name="gr2" draw:text-style-name="P2" draw:layer="layout" svg:width="1.905cm" svg:height="2.54cm" svg:x="4.81cm" svg:y="5.445cm">
          <text:p text:style-name="P3"/>
        </draw:rect>
        <draw:rect draw:style-name="gr2" draw:text-style-name="P2" draw:layer="layout" svg:width="0.635cm" svg:height="1.27cm" svg:x="6.08cm" svg:y="6.08cm">
          <text:p text:style-name="P3"/>
        </draw:rect>
        <draw:frame draw:style-name="gr4" draw:text-style-name="P4" draw:layer="layout" svg:width="0.697cm" svg:height="0.776cm" svg:x="6.08cm" svg:y="6.28cm">
          <draw:text-box>
            <text:p text:style-name="P3"><text:span text:style-name="T1">o</text:span></text:p>
          </draw:text-box>
        </draw:frame>
        <draw:frame draw:style-name="gr4" draw:text-style-name="P4" draw:layer="layout" svg:width="0.934cm" svg:height="0.776cm" svg:x="10.257cm" svg:y="3.205cm">
          <draw:text-box>
            <text:p text:style-name="P3"><text:span text:style-name="T1">csl</text:span></text:p>
          </draw:text-box>
        </draw:frame>
        <draw:frame draw:style-name="gr4" draw:text-style-name="P4" draw:layer="layout" svg:width="0.697cm" svg:height="0.776cm" svg:x="14.97cm" svg:y="6.38cm">
          <draw:text-box>
            <text:p text:style-name="P3"><text:span text:style-name="T1">o</text:span></text:p>
          </draw:text-box>
        </draw:frame>
        <draw:line draw:style-name="gr5" draw:text-style-name="P2" draw:layer="layout" svg:x1="5.745cm" svg:y1="4.175cm" svg:x2="5.745cm" svg:y2="5.445cm">
          <text:p text:style-name="P3"/>
        </draw:line>
        <draw:line draw:style-name="gr5" draw:text-style-name="P2" draw:layer="layout" svg:x1="6.415cm" svg:y1="4.175cm" svg:x2="6.415cm" svg:y2="6.08cm">
          <text:p text:style-name="P3"/>
        </draw:line>
        <draw:line draw:style-name="gr5" draw:text-style-name="P2" draw:layer="layout" svg:x1="15.27cm" svg:y1="4.175cm" svg:x2="15.27cm" svg:y2="6.08cm">
          <text:p text:style-name="P3"/>
        </draw:line>
        <draw:rect draw:style-name="gr2" draw:text-style-name="P2" draw:layer="layout" svg:width="3.175cm" svg:height="3.546cm" svg:x="4.81cm" svg:y="14.97cm">
          <text:p text:style-name="P3"/>
        </draw:rect>
        <draw:rect draw:style-name="gr2" draw:text-style-name="P2" draw:layer="layout" svg:width="3.175cm" svg:height="3.546cm" svg:x="13.7cm" svg:y="14.97cm">
          <text:p text:style-name="P3"/>
        </draw:rect>
        <draw:rect draw:style-name="gr2" draw:text-style-name="P2" draw:layer="layout" svg:width="1.27cm" svg:height="2.54cm" svg:x="5.31cm" svg:y="15.605cm">
          <text:p text:style-name="P3"/>
        </draw:rect>
        <draw:rect draw:style-name="gr2" draw:text-style-name="P2" draw:layer="layout" svg:width="0.635cm" svg:height="2.54cm" svg:x="7.361cm" svg:y="15.605cm">
          <text:p text:style-name="P3"/>
        </draw:rect>
        <draw:rect draw:style-name="gr2" draw:text-style-name="P2" draw:layer="layout" svg:width="1.27cm" svg:height="2.54cm" svg:x="15.105cm" svg:y="15.605cm">
          <text:p text:style-name="P3"/>
        </draw:rect>
        <draw:rect draw:style-name="gr2" draw:text-style-name="P2" draw:layer="layout" svg:width="0.635cm" svg:height="2.54cm" svg:x="13.7cm" svg:y="15.605cm">
          <text:p text:style-name="P3"/>
        </draw:rect>
        <draw:rect draw:style-name="gr6" draw:text-style-name="P6" draw:layer="layout" svg:width="12.065cm" svg:height="1.011cm" svg:x="4.81cm" svg:y="19.415cm">
          <text:p text:style-name="P5"><text:span text:style-name="T1">cslc</text:span></text:p>
        </draw:rect>
        <draw:line draw:style-name="gr5" draw:text-style-name="P2" draw:layer="layout" svg:x1="6.112cm" svg:y1="13.653cm" svg:x2="6.112cm" svg:y2="17.225cm">
          <text:p text:style-name="P3"/>
        </draw:line>
        <draw:frame draw:style-name="gr4" draw:text-style-name="P4" draw:layer="layout" svg:width="1.518cm" svg:height="0.776cm" svg:x="5.31cm" svg:y="12.905cm">
          <draw:text-box>
            <text:p text:style-name="P3"><text:span text:style-name="T1">framer</text:span></text:p>
          </draw:text-box>
        </draw:frame>
        <draw:line draw:style-name="gr5" draw:text-style-name="P2" draw:layer="layout" svg:x1="15.928cm" svg:y1="13.626cm" svg:x2="15.928cm" svg:y2="17.278cm">
          <text:p text:style-name="P3"/>
        </draw:line>
        <draw:frame draw:style-name="gr4" draw:text-style-name="P4" draw:layer="layout" svg:width="1.907cm" svg:height="0.776cm" svg:x="14.988cm" svg:y="12.879cm">
          <draw:text-box>
            <text:p text:style-name="P3"><text:span text:style-name="T1">deframer</text:span></text:p>
          </draw:text-box>
        </draw:frame>
        <draw:frame draw:style-name="gr4" draw:text-style-name="P4" draw:layer="layout" svg:width="0.853cm" svg:height="0.776cm" svg:x="7.248cm" svg:y="16.4cm">
          <draw:text-box>
            <text:p text:style-name="P3"><text:span text:style-name="T1">ifc</text:span></text:p>
          </draw:text-box>
        </draw:frame>
        <draw:frame draw:style-name="gr4" draw:text-style-name="P4" draw:layer="layout" svg:width="0.853cm" svg:height="0.776cm" svg:x="13.563cm" svg:y="16.4cm">
          <draw:text-box>
            <text:p text:style-name="P3"><text:span text:style-name="T1">ifc</text:span></text:p>
          </draw:text-box>
        </draw:frame>
        <draw:line draw:style-name="gr7" draw:text-style-name="P2" draw:layer="layout" svg:x1="5.266cm" svg:y1="18.521cm" svg:x2="5.266cm" svg:y2="19.42cm">
          <text:p text:style-name="P3"/>
        </draw:line>
        <draw:line draw:style-name="gr7" draw:text-style-name="P2" draw:layer="layout" svg:x1="15.69cm" svg:y1="18.15cm" svg:x2="15.69cm" svg:y2="19.42cm">
          <text:p text:style-name="P3"/>
        </draw:line>
        <draw:line draw:style-name="gr2" draw:text-style-name="P2" draw:layer="layout" svg:x1="15.108cm" svg:y1="16.854cm" svg:x2="14.341cm" svg:y2="16.854cm">
          <text:p text:style-name="P3"/>
        </draw:line>
        <draw:line draw:style-name="gr2" draw:text-style-name="P2" draw:layer="layout" svg:x1="13.706cm" svg:y1="16.907cm" svg:x2="7.991cm" svg:y2="16.907cm">
          <text:p text:style-name="P3"/>
        </draw:line>
        <draw:line draw:style-name="gr2" draw:text-style-name="P2" draw:layer="layout" svg:x1="6.589cm" svg:y1="16.86cm" svg:x2="7.356cm" svg:y2="16.86cm">
          <text:p text:style-name="P3"/>
        </draw:line>
        <draw:line draw:style-name="gr7" draw:text-style-name="P2" draw:layer="layout" svg:x1="5.927cm" svg:y1="18.15cm" svg:x2="5.927cm" svg:y2="19.42cm">
          <text:p text:style-name="P3"/>
        </draw:line>
        <draw:line draw:style-name="gr7" draw:text-style-name="P2" draw:layer="layout" svg:x1="6.959cm" svg:y1="16.854cm" svg:x2="6.959cm" svg:y2="19.42cm">
          <text:p text:style-name="P3"/>
        </draw:line>
        <draw:line draw:style-name="gr7" draw:text-style-name="P2" draw:layer="layout" svg:x1="7.673cm" svg:y1="18.15cm" svg:x2="7.673cm" svg:y2="19.42cm">
          <text:p text:style-name="P3"/>
        </draw:line>
        <draw:line draw:style-name="gr7" draw:text-style-name="P2" draw:layer="layout" svg:x1="14.023cm" svg:y1="18.15cm" svg:x2="14.023cm" svg:y2="19.42cm">
          <text:p text:style-name="P3"/>
        </draw:line>
        <draw:line draw:style-name="gr7" draw:text-style-name="P2" draw:layer="layout" svg:x1="14.738cm" svg:y1="16.854cm" svg:x2="14.738cm" svg:y2="19.42cm">
          <text:p text:style-name="P3"/>
        </draw:line>
        <draw:line draw:style-name="gr7" draw:text-style-name="P2" draw:layer="layout" svg:x1="10.742cm" svg:y1="16.907cm" svg:x2="10.742cm" svg:y2="19.42cm">
          <text:p text:style-name="P3"/>
        </draw:line>
        <draw:line draw:style-name="gr2" draw:text-style-name="P2" draw:layer="layout" svg:x1="14.975cm" svg:y1="6.72cm" svg:x2="6.72cm" svg:y2="6.72cm">
          <text:p text:style-name="P3"/>
        </draw:line>
        <draw:line draw:style-name="gr7" draw:text-style-name="P2" draw:layer="layout" svg:x1="10.743cm" svg:y1="6.708cm" svg:x2="10.742cm" svg:y2="4.18cm">
          <text:p text:style-name="P3"/>
        </draw:line>
        <draw:frame draw:style-name="gr8" draw:text-style-name="P7" draw:layer="layout" svg:width="1.065cm" svg:height="0.776cm" svg:x="5.183cm" svg:y="15.399cm">
          <draw:text-box>
            <text:p text:style-name="P3"><text:span text:style-name="T1">unit</text:span></text:p>
          </draw:text-box>
        </draw:frame>
        <draw:frame draw:style-name="gr8" draw:text-style-name="P7" draw:layer="layout" svg:width="1.065cm" svg:height="0.776cm" svg:x="14.984cm" svg:y="15.499cm">
          <draw:text-box>
            <text:p text:style-name="P3"><text:span text:style-name="T1">unit</text:span></text:p>
          </draw:text-box>
        </draw:frame>
        <draw:ellipse draw:style-name="gr9" draw:text-style-name="P2" draw:layer="layout" svg:width="0.661cm" svg:height="0.609cm" svg:x="5.762cm" svg:y="17.251cm">
          <text:p text:style-name="P5"><text:span text:style-name="T1">u c</text:span></text:p>
        </draw:ellipse>
        <draw:ellipse draw:style-name="gr9" draw:text-style-name="P2" draw:layer="layout" svg:width="0.661cm" svg:height="0.609cm" svg:x="15.563cm" svg:y="17.252cm">
          <text:p text:style-name="P5"><text:span text:style-name="T1">u c</text:span></text:p>
        </draw:ellipse>
      </draw:page>
      <draw:page draw:name="page2" draw:style-name="dp1" draw:master-page-name="Default">
        <office:forms form:automatic-focus="false" form:apply-design-mode="false"/>
        <draw:rect draw:style-name="gr1" draw:text-style-name="P2" draw:layer="layout" svg:width="3.148cm" svg:height="1.216cm" svg:x="8.721cm" svg:y="17.358cm">
          <text:p text:style-name="P3"/>
        </draw:rect>
        <draw:rect draw:style-name="gr1" draw:text-style-name="P1" draw:layer="layout" svg:width="19.315cm" svg:height="1.905cm" svg:x="1.112cm" svg:y="2.27cm">
          <text:p text:style-name="P3"/>
        </draw:rect>
        <draw:frame draw:style-name="gr8" draw:text-style-name="P7" draw:layer="layout" svg:width="1.806cm" svg:height="0.776cm" svg:x="18.612cm" svg:y="2.345cm">
          <draw:text-box>
            <text:p text:style-name="P3"><text:span text:style-name="T1">C++ sim</text:span></text:p>
          </draw:text-box>
        </draw:frame>
        <draw:rect draw:style-name="gr9" draw:text-style-name="P2" draw:layer="layout" svg:width="1.473cm" svg:height="1.27cm" svg:x="6.6cm" svg:y="2.905cm">
          <text:p text:style-name="P5"><text:span text:style-name="T1">vectors</text:span></text:p>
        </draw:rect>
        <draw:rect draw:style-name="gr9" draw:text-style-name="P2" draw:layer="layout" svg:width="1.47cm" svg:height="1.27cm" svg:x="9.901cm" svg:y="2.905cm">
          <text:p text:style-name="P5"><text:span text:style-name="T1">SD</text:span></text:p>
        </draw:rect>
        <draw:rect draw:style-name="gr9" draw:text-style-name="P2" draw:layer="layout" svg:width="1.402cm" svg:height="1.27cm" svg:x="13.302cm" svg:y="2.905cm">
          <text:p text:style-name="P5"><text:span text:style-name="T1">ALU</text:span></text:p>
        </draw:rect>
        <draw:ellipse draw:style-name="gr9" draw:text-style-name="P2" draw:layer="layout" svg:width="1.27cm" svg:height="0.635cm" svg:x="10.045cm" svg:y="4.811cm">
          <text:p text:style-name="P5"><text:span text:style-name="T1">==</text:span></text:p>
        </draw:ellipse>
        <draw:ellipse draw:style-name="gr9" draw:text-style-name="P2" draw:layer="layout" svg:width="1.257cm" svg:height="0.635cm" svg:x="13.345cm" svg:y="4.812cm">
          <text:p text:style-name="P5"><text:span text:style-name="T1">==</text:span></text:p>
        </draw:ellipse>
        <draw:ellipse draw:style-name="gr9" draw:text-style-name="P2" draw:layer="layout" svg:width="1.27cm" svg:height="0.635cm" svg:x="6.645cm" svg:y="4.812cm">
          <text:p text:style-name="P5"><text:span text:style-name="T1">==</text:span></text:p>
        </draw:ellipse>
        <draw:rect draw:style-name="gr9" draw:text-style-name="P2" draw:layer="layout" svg:width="1.141cm" svg:height="1.49cm" svg:x="2.035cm" svg:y="7.765cm">
          <text:p text:style-name="P5"><text:span text:style-name="T1">binary</text:span></text:p>
        </draw:rect>
        <draw:rect draw:style-name="gr9" draw:text-style-name="P2" draw:layer="layout" svg:width="0.781cm" svg:height="1.504cm" svg:x="4.099cm" svg:y="7.752cm">
          <text:p text:style-name="P5"><text:span text:style-name="T1">IM</text:span></text:p>
        </draw:rect>
        <draw:rect draw:style-name="gr9" draw:text-style-name="P2" draw:layer="layout" svg:width="0.789cm" svg:height="1.518cm" svg:x="6.288cm" svg:y="7.739cm">
          <text:p text:style-name="P5"><text:span text:style-name="T1">IR</text:span></text:p>
        </draw:rect>
        <draw:rect draw:style-name="gr9" draw:text-style-name="P2" draw:layer="layout" svg:width="1.27cm" svg:height="0.635cm" svg:x="7.885cm" svg:y="8.185cm">
          <text:p text:style-name="P5"><text:span text:style-name="T1">ID</text:span></text:p>
        </draw:rect>
        <draw:rect draw:style-name="gr9" draw:text-style-name="P2" draw:layer="layout" svg:width="0.774cm" svg:height="1.532cm" svg:x="10.266cm" svg:y="7.726cm">
          <text:p text:style-name="P5"><text:span text:style-name="T1">RF</text:span></text:p>
        </draw:rect>
        <draw:path draw:style-name="gr9" draw:text-style-name="P2" draw:layer="layout" svg:width="2.281cm" svg:height="1.381cm" svg:x="11.312cm" svg:y="7.615cm" svg:viewBox="0 0 2282 1382" svg:d="m251 593c121-169 273-325 484-434 184-95 392-140 599-156 214-18 416 47 619 79 223 35 330 218 329 387-3 311-328 27-426 326-55 171-365 421-618 296-225-112-439 13-541 155-120 166-466 178-601 45-127-124-123-328-19-481 0 0 0 0 117-155 0 0 0 0 116-77 0 0 0 0-59 15z">
          <text:p text:style-name="P5"><text:span text:style-name="T1">ALU</text:span></text:p>
        </draw:path>
        <draw:rect draw:style-name="gr9" draw:text-style-name="P2" draw:layer="layout" svg:width="1.36cm" svg:height="2.744cm" svg:x="14.815cm" svg:y="7.35cm">
          <text:p text:style-name="P5"><text:span text:style-name="T1">P</text:span></text:p>
          <text:p text:style-name="P5"><text:span text:style-name="T1">i</text:span></text:p>
          <text:p text:style-name="P5"><text:span text:style-name="T1">p</text:span></text:p>
          <text:p text:style-name="P5"><text:span text:style-name="T1">e</text:span></text:p>
          <text:p text:style-name="P5"><text:span text:style-name="T1">stage</text:span></text:p>
        </draw:rect>
        <draw:path draw:style-name="gr1" draw:text-style-name="P1" draw:layer="layout" svg:width="2.301cm" svg:height="1.32cm" svg:x="16.761cm" svg:y="7.615cm" svg:viewBox="0 0 2302 1321" svg:d="m253 567c123-161 276-310 488-415 186-91 396-133 605-149 215-17 419 45 624 75 225 34 333 209 332 370-3 298-331 26-430 312-56 164-368 403-623 283-227-106-443 13-546 149-121 159-470 170-606 43-128-119-124-314-19-460 0 0 0 0 118-148 0 0 0 0 116-74 0 0 0 0-59 14z">
          <text:p text:style-name="P3"/>
        </draw:path>
        <draw:rect draw:style-name="gr9" draw:text-style-name="P2" draw:layer="layout" svg:width="13.335cm" svg:height="1.27cm" svg:x="3.54cm" svg:y="13.7cm">
          <text:p text:style-name="P5"><text:span text:style-name="T1">cslc</text:span></text:p>
        </draw:rect>
        <draw:line draw:style-name="gr10" draw:text-style-name="P1" draw:layer="layout" svg:x1="4.575cm" svg:y1="13.7cm" svg:x2="4.575cm" svg:y2="9.255cm">
          <text:p text:style-name="P3"/>
        </draw:line>
        <draw:line draw:style-name="gr1" draw:text-style-name="P1" draw:layer="layout" svg:x1="6.715cm" svg:y1="11.16cm" svg:x2="4.604cm" svg:y2="11.166cm">
          <text:p text:style-name="P3"/>
        </draw:line>
        <draw:line draw:style-name="gr10" draw:text-style-name="P1" draw:layer="layout" svg:x1="6.694cm" svg:y1="11.166cm" svg:x2="6.694cm" svg:y2="9.261cm">
          <text:p text:style-name="P3"/>
        </draw:line>
        <draw:line draw:style-name="gr10" draw:text-style-name="P1" draw:layer="layout" svg:x1="8.552cm" svg:y1="13.706cm" svg:x2="8.546cm" svg:y2="8.823cm">
          <text:p text:style-name="P3"/>
        </draw:line>
        <draw:line draw:style-name="gr10" draw:text-style-name="P1" draw:layer="layout" svg:x1="10.636cm" svg:y1="13.706cm" svg:x2="10.636cm" svg:y2="9.261cm">
          <text:p text:style-name="P3"/>
        </draw:line>
        <draw:line draw:style-name="gr1" draw:text-style-name="P1" draw:layer="layout" svg:x1="7.091cm" svg:y1="8.48cm" svg:x2="7.884cm" svg:y2="8.48cm">
          <text:p text:style-name="P3"/>
        </draw:line>
        <draw:line draw:style-name="gr10" draw:text-style-name="P1" draw:layer="layout" svg:x1="3.169cm" svg:y1="8.514cm" svg:x2="4.101cm" svg:y2="8.519cm">
          <text:p text:style-name="P3"/>
        </draw:line>
        <draw:line draw:style-name="gr1" draw:text-style-name="P1" draw:layer="layout" svg:x1="4.881cm" svg:y1="8.466cm" svg:x2="6.27cm" svg:y2="8.466cm">
          <text:p text:style-name="P3"/>
        </draw:line>
        <draw:line draw:style-name="gr1" draw:text-style-name="P1" draw:layer="layout" svg:x1="9.168cm" svg:y1="8.454cm" svg:x2="10.266cm" svg:y2="8.454cm">
          <text:p text:style-name="P3"/>
        </draw:line>
        <draw:line draw:style-name="gr1" draw:text-style-name="P1" draw:layer="layout" svg:x1="11.06cm" svg:y1="8.413cm" svg:x2="11.403cm" svg:y2="8.414cm">
          <text:p text:style-name="P3"/>
        </draw:line>
        <draw:line draw:style-name="gr1" draw:text-style-name="P1" draw:layer="layout" svg:x1="13.163cm" svg:y1="8.414cm" svg:x2="14.817cm" svg:y2="8.414cm">
          <text:p text:style-name="P3"/>
        </draw:line>
        <draw:line draw:style-name="gr1" draw:text-style-name="P1" draw:layer="layout" svg:x1="11.046cm" svg:y1="9.208cm" svg:x2="14.817cm" svg:y2="9.208cm">
          <text:p text:style-name="P3"/>
        </draw:line>
        <draw:line draw:style-name="gr1" draw:text-style-name="P1" draw:layer="layout" svg:x1="10.266cm" svg:y1="9.207cm" svg:x2="7.329cm" svg:y2="9.208cm">
          <text:p text:style-name="P3"/>
        </draw:line>
        <draw:line draw:style-name="gr1" draw:text-style-name="P1" draw:layer="layout" svg:x1="12.215cm" svg:y1="9.208cm" svg:x2="12.215cm" svg:y2="8.691cm">
          <text:p text:style-name="P3"/>
        </draw:line>
        <draw:rect draw:style-name="gr1" draw:text-style-name="P1" draw:layer="layout" svg:width="0.795cm" svg:height="1.532cm" svg:x="19.193cm" svg:y="7.726cm">
          <text:p text:style-name="P3"/>
        </draw:rect>
        <draw:line draw:style-name="gr1" draw:text-style-name="P1" draw:layer="layout" svg:x1="16.179cm" svg:y1="8.441cm" svg:x2="16.787cm" svg:y2="8.44cm">
          <text:p text:style-name="P3"/>
        </draw:line>
        <draw:line draw:style-name="gr1" draw:text-style-name="P1" draw:layer="layout" svg:x1="16.179cm" svg:y1="9.181cm" svg:x2="19.182cm" svg:y2="9.181cm">
          <text:p text:style-name="P3"/>
        </draw:line>
        <draw:line draw:style-name="gr5" draw:text-style-name="P1" draw:layer="layout" svg:x1="15.483cm" svg:y1="13.706cm" svg:x2="15.478cm" svg:y2="10.107cm">
          <text:p text:style-name="P3"/>
        </draw:line>
        <draw:line draw:style-name="gr5" draw:text-style-name="P1" draw:layer="layout" svg:x1="16.563cm" svg:y1="13.706cm" svg:x2="16.563cm" svg:y2="8.453cm">
          <text:p text:style-name="P3"/>
        </draw:line>
        <draw:line draw:style-name="gr7" draw:text-style-name="P1" draw:layer="layout" svg:x1="12.215cm" svg:y1="9.208cm" svg:x2="12.215cm" svg:y2="13.706cm">
          <text:p text:style-name="P3"/>
        </draw:line>
        <draw:line draw:style-name="gr5" draw:text-style-name="P1" draw:layer="layout" svg:x1="13.978cm" svg:y1="13.706cm" svg:x2="13.978cm" svg:y2="8.414cm">
          <text:p text:style-name="P3"/>
        </draw:line>
        <draw:frame draw:style-name="gr11" draw:text-style-name="P3" draw:layer="layout" svg:width="0.053cm" svg:height="1.424cm" svg:x="16.022cm" svg:y="8.515cm">
          <draw:text-box>
            <text:p text:style-name="P3"/>
          </draw:text-box>
        </draw:frame>
        <draw:frame draw:style-name="gr8" draw:text-style-name="P7" draw:layer="layout" svg:width="1.598cm" svg:height="0.776cm" svg:x="12.472cm" svg:y="8.582cm">
          <draw:text-box>
            <text:p text:style-name="P3"><text:span text:style-name="T1">selects</text:span></text:p>
          </draw:text-box>
        </draw:frame>
        <draw:line draw:style-name="gr5" draw:text-style-name="P1" draw:layer="layout" svg:x1="13.229cm" svg:y1="10.848cm" svg:x2="13.229cm" svg:y2="9.207cm">
          <text:p text:style-name="P3"/>
        </draw:line>
        <draw:frame draw:style-name="gr8" draw:text-style-name="P7" draw:layer="layout" svg:width="0.968cm" svg:height="0.776cm" svg:x="13.079cm" svg:y="9.915cm">
          <draw:text-box>
            <text:p text:style-name="P3"><text:span text:style-name="T1">hid</text:span></text:p>
          </draw:text-box>
        </draw:frame>
        <draw:line draw:style-name="gr10" draw:text-style-name="P1" draw:layer="layout" svg:x1="9.229cm" svg:y1="10.849cm" svg:x2="9.229cm" svg:y2="9.208cm">
          <text:p text:style-name="P3"/>
        </draw:line>
        <draw:frame draw:style-name="gr8" draw:text-style-name="P7" draw:layer="layout" svg:width="1.471cm" svg:height="1.301cm" svg:x="9.124cm" svg:y="9.366cm">
          <draw:text-box>
            <text:p text:style-name="P3"><text:span text:style-name="T1">Signal</text:span></text:p>
            <text:p text:style-name="P3"><text:span text:style-name="T1">group</text:span></text:p>
          </draw:text-box>
        </draw:frame>
        <draw:ellipse draw:style-name="gr9" draw:text-style-name="P2" draw:layer="layout" svg:width="2.631cm" svg:height="0.82cm" svg:x="1.493cm" svg:y="10.727cm">
          <text:p text:style-name="P5"><text:span text:style-name="T1">Gen tool</text:span></text:p>
        </draw:ellipse>
        <draw:line draw:style-name="gr10" draw:text-style-name="P1" draw:layer="layout" svg:x1="2.699cm" svg:y1="10.729cm" svg:x2="2.699cm" svg:y2="9.26cm">
          <text:p text:style-name="P3"/>
        </draw:line>
        <draw:line draw:style-name="gr5" draw:text-style-name="P1" draw:layer="layout" svg:x1="3.863cm" svg:y1="13.705cm" svg:x2="3.863cm" svg:y2="11.364cm">
          <text:p text:style-name="P3"/>
        </draw:line>
        <draw:line draw:style-name="gr10" draw:text-style-name="P1" draw:layer="layout" svg:x1="2.831cm" svg:y1="12.594cm" svg:x2="2.831cm" svg:y2="11.523cm">
          <text:p text:style-name="P3"/>
        </draw:line>
        <draw:line draw:style-name="gr10" draw:text-style-name="P1" draw:layer="layout" svg:x1="17.965cm" svg:y1="6.668cm" svg:x2="17.965cm" svg:y2="7.647cm">
          <text:p text:style-name="P3"/>
        </draw:line>
        <draw:line draw:style-name="gr5" draw:text-style-name="P1" draw:layer="layout" svg:x1="12.665cm" svg:y1="6.669cm" svg:x2="12.665cm" svg:y2="7.648cm">
          <text:p text:style-name="P3"/>
        </draw:line>
        <draw:ellipse draw:style-name="gr9" draw:text-style-name="P2" draw:layer="layout" svg:width="2.038cm" svg:height="0.826cm" svg:x="2.341cm" svg:y="15.778cm">
          <text:p text:style-name="P5"><text:span text:style-name="T1">constants</text:span></text:p>
        </draw:ellipse>
        <draw:line draw:style-name="gr10" draw:text-style-name="P1" draw:layer="layout" svg:x1="3.837cm" svg:y1="14.975cm" svg:x2="3.837cm" svg:y2="15.848cm">
          <text:p text:style-name="P3"/>
        </draw:line>
        <draw:ellipse draw:style-name="gr9" draw:text-style-name="P2" draw:layer="layout" svg:width="1.354cm" svg:height="0.76cm" svg:x="1.495cm" svg:y="13.885cm">
          <text:p text:style-name="P5"><text:span text:style-name="T1">test</text:span></text:p>
        </draw:ellipse>
        <draw:line draw:style-name="gr10" draw:text-style-name="P1" draw:layer="layout" svg:x1="1.826cm" svg:y1="13.93cm" svg:x2="1.826cm" svg:y2="11.43cm">
          <text:p text:style-name="P3"/>
        </draw:line>
        <draw:line draw:style-name="gr1" draw:text-style-name="P1" draw:layer="layout" svg:x1="2.567cm" svg:y1="15.928cm" svg:x2="2.567cm" svg:y2="14.578cm">
          <text:p text:style-name="P3"/>
        </draw:line>
        <draw:line draw:style-name="gr1" draw:text-style-name="P1" draw:layer="layout" svg:x1="1.905cm" svg:y1="14.618cm" svg:x2="1.905cm" svg:y2="17.78cm">
          <text:p text:style-name="P3"/>
        </draw:line>
        <draw:line draw:style-name="gr10" draw:text-style-name="P1" draw:layer="layout" svg:x1="5.715cm" svg:y1="14.975cm" svg:x2="5.715cm" svg:y2="17.833cm">
          <text:p text:style-name="P3"/>
        </draw:line>
        <draw:frame draw:style-name="gr8" draw:text-style-name="P7" draw:layer="layout" svg:width="1.594cm" svg:height="0.776cm" svg:x="18.986cm" svg:y="9.086cm">
          <draw:text-box>
            <text:p text:style-name="P3"><text:span text:style-name="T1">Design</text:span></text:p>
          </draw:text-box>
        </draw:frame>
        <draw:line draw:style-name="gr5" draw:text-style-name="P1" draw:layer="layout" svg:x1="10.663cm" svg:y1="7.726cm" svg:x2="10.663cm" svg:y2="5.424cm">
          <text:p text:style-name="P3"/>
        </draw:line>
        <draw:line draw:style-name="gr5" draw:text-style-name="P1" draw:layer="layout" svg:x1="13.988cm" svg:y1="6.932cm" svg:x2="13.988cm" svg:y2="5.45cm">
          <text:p text:style-name="P3"/>
        </draw:line>
        <draw:line draw:style-name="gr1" draw:text-style-name="P1" draw:layer="layout" svg:x1="13.988cm" svg:y1="6.932cm" svg:x2="13.988cm" svg:y2="8.427cm">
          <text:p text:style-name="P3"/>
        </draw:line>
        <draw:line draw:style-name="gr10" draw:text-style-name="P1" draw:layer="layout" svg:x1="14.017cm" svg:y1="4.181cm" svg:x2="14.017cm" svg:y2="4.816cm">
          <text:p text:style-name="P3"/>
        </draw:line>
        <draw:line draw:style-name="gr5" draw:text-style-name="P1" draw:layer="layout" svg:x1="10.617cm" svg:y1="4.182cm" svg:x2="10.617cm" svg:y2="4.817cm">
          <text:p text:style-name="P3"/>
        </draw:line>
        <draw:line draw:style-name="gr10" draw:text-style-name="P1" draw:layer="layout" svg:x1="7.317cm" svg:y1="4.183cm" svg:x2="7.317cm" svg:y2="4.818cm">
          <text:p text:style-name="P3"/>
        </draw:line>
        <draw:line draw:style-name="gr10" draw:text-style-name="P1" draw:layer="layout" svg:x1="10.213cm" svg:y1="17.357cm" svg:x2="10.213cm" svg:y2="14.975cm">
          <text:p text:style-name="P3"/>
        </draw:line>
        <draw:frame draw:style-name="gr8" draw:text-style-name="P7" draw:layer="layout" svg:width="2.047cm" svg:height="0.776cm" svg:x="9.272cm" svg:y="17.635cm">
          <draw:text-box>
            <text:p text:style-name="P3"><text:span text:style-name="T1">Cslc code</text:span></text:p>
          </draw:text-box>
        </draw:frame>
        <draw:frame draw:style-name="gr8" draw:text-style-name="P7" draw:layer="layout" svg:width="0.951cm" svg:height="0.776cm" svg:x="15.596cm" svg:y="4.495cm">
          <draw:text-box>
            <text:p text:style-name="P3"><text:span text:style-name="T1">TB</text:span></text:p>
          </draw:text-box>
        </draw:frame>
        <draw:frame draw:style-name="gr8" draw:text-style-name="P7" draw:layer="layout" svg:width="1.264cm" svg:height="1.301cm" svg:x="12.098cm" svg:y="5.548cm">
          <draw:text-box>
            <text:p text:style-name="P3"><text:span text:style-name="T1">User</text:span></text:p>
            <text:p text:style-name="P3"><text:span text:style-name="T1">code</text:span></text:p>
          </draw:text-box>
        </draw:frame>
        <draw:frame draw:style-name="gr8" draw:text-style-name="P7" draw:layer="layout" svg:width="1.264cm" svg:height="1.301cm" svg:x="17.298cm" svg:y="5.549cm">
          <draw:text-box>
            <text:p text:style-name="P3"><text:span text:style-name="T1">User</text:span></text:p>
            <text:p text:style-name="P3"><text:span text:style-name="T1">code</text:span></text:p>
          </draw:text-box>
        </draw:frame>
        <draw:frame draw:style-name="gr8" draw:text-style-name="P7" draw:layer="layout" svg:width="1.264cm" svg:height="1.301cm" svg:x="2.198cm" svg:y="12.45cm">
          <draw:text-box>
            <text:p text:style-name="P3"><text:span text:style-name="T1">User</text:span></text:p>
            <text:p text:style-name="P3"><text:span text:style-name="T1">code</text:span></text:p>
          </draw:text-box>
        </draw:frame>
        <draw:frame draw:style-name="gr8" draw:text-style-name="P7" draw:layer="layout" svg:width="1.742cm" svg:height="0.776cm" svg:x="5.456cm" svg:y="5.956cm">
          <draw:text-box>
            <text:p text:style-name="P3"><text:span text:style-name="T1">Pipeline</text:span></text:p>
          </draw:text-box>
        </draw:frame>
        <draw:frame draw:style-name="gr8" draw:text-style-name="P7" draw:layer="layout" svg:width="1.061cm" svg:height="0.776cm" svg:x="9.804cm" svg:y="5.965cm">
          <draw:text-box>
            <text:p text:style-name="P3"><text:span text:style-name="T1">ISA</text:span></text:p>
          </draw:text-box>
        </draw:frame>
        <draw:line draw:style-name="gr12" draw:text-style-name="P1" draw:layer="layout" svg:x1="7.316cm" svg:y1="5.437cm" svg:x2="7.316cm" svg:y2="9.208cm">
          <text:p text:style-name="P3"/>
        </draw:line>
        <draw:rect draw:style-name="gr9" draw:text-style-name="P2" draw:layer="layout" svg:width="4.445cm" svg:height="1.138cm" svg:x="1.693cm" svg:y="17.78cm">
          <text:p text:style-name="P5"><text:span text:style-name="T1">docs</text:span></text:p>
        </draw:rect>
      </draw:page>
      <draw:page draw:name="page3" draw:style-name="dp1" draw:master-page-name="Default">
        <office:forms form:automatic-focus="false" form:apply-design-mode="false"/>
        <draw:rect draw:style-name="gr2" draw:text-style-name="P2" draw:layer="layout" svg:width="5.08cm" svg:height="8.858cm" svg:x="6.218cm" svg:y="4.398cm">
          <text:p text:style-name="P3"/>
        </draw:rect>
        <draw:rect draw:style-name="gr2" draw:text-style-name="P2" draw:layer="layout" svg:width="3.318cm" svg:height="2.746cm" svg:x="7.08cm" svg:y="5.239cm">
          <text:p text:style-name="P3"/>
        </draw:rect>
        <draw:rect draw:style-name="gr2" draw:text-style-name="P2" draw:layer="layout" svg:width="3.238cm" svg:height="2.703cm" svg:x="7.081cm" svg:y="10.341cm">
          <text:p text:style-name="P3"/>
        </draw:rect>
        <draw:frame draw:style-name="gr4" draw:text-style-name="P4" draw:layer="layout" svg:width="1.323cm" svg:height="0.776cm" svg:x="7.05cm" svg:y="5.275cm">
          <draw:text-box>
            <text:p text:style-name="P3"><text:span text:style-name="T1">a(a0)</text:span></text:p>
          </draw:text-box>
        </draw:frame>
        <draw:frame draw:style-name="gr4" draw:text-style-name="P4" draw:layer="layout" svg:width="1.323cm" svg:height="0.776cm" svg:x="7.032cm" svg:y="10.312cm">
          <draw:text-box>
            <text:p text:style-name="P3"><text:span text:style-name="T1">b(b0)</text:span></text:p>
          </draw:text-box>
        </draw:frame>
        <draw:rect draw:style-name="gr6" draw:text-style-name="P6" draw:layer="layout" svg:width="1.172cm" svg:height="0.947cm" svg:x="8.15cm" svg:y="7.038cm">
          <text:p text:style-name="P5"><text:span text:style-name="T1">x</text:span></text:p>
        </draw:rect>
        <draw:rect draw:style-name="gr6" draw:text-style-name="P6" draw:layer="layout" svg:width="1.119cm" svg:height="0.956cm" svg:x="8.223cm" svg:y="10.341cm">
          <text:p text:style-name="P5"><text:span text:style-name="T1">z</text:span></text:p>
        </draw:rect>
        <draw:line draw:style-name="gr5" draw:text-style-name="P2" draw:layer="layout" svg:x1="8.761cm" svg:y1="7.99cm" svg:x2="8.761cm" svg:y2="10.345cm">
          <text:p text:style-name="P3"/>
        </draw:line>
        <draw:line draw:style-name="gr5" draw:text-style-name="P2" draw:layer="layout" svg:x1="5.208cm" svg:y1="7.465cm" svg:x2="8.149cm" svg:y2="7.462cm">
          <text:p text:style-name="P3"/>
        </draw:line>
        <draw:frame draw:style-name="gr4" draw:text-style-name="P4" draw:layer="layout" svg:width="2.564cm" svg:height="0.776cm" svg:x="3.214cm" svg:y="6.717cm">
          <draw:text-box>
            <text:p text:style-name="P3"><text:span text:style-name="T1">Formal name</text:span></text:p>
          </draw:text-box>
        </draw:frame>
        <draw:frame draw:style-name="gr4" draw:text-style-name="P4" draw:layer="layout" svg:width="2.564cm" svg:height="0.776cm" svg:x="3.209cm" svg:y="11.771cm">
          <draw:text-box>
            <text:p text:style-name="P3"><text:span text:style-name="T1">Formal name</text:span></text:p>
          </draw:text-box>
        </draw:frame>
        <draw:frame draw:style-name="gr4" draw:text-style-name="P4" draw:layer="layout" svg:width="0.68cm" svg:height="0.776cm" svg:x="8.696cm" svg:y="8.695cm">
          <draw:text-box>
            <text:p text:style-name="P3"><text:span text:style-name="T1">y</text:span></text:p>
          </draw:text-box>
        </draw:frame>
        <draw:line draw:style-name="gr7" draw:text-style-name="P2" draw:layer="layout" svg:x1="9.26cm" svg:y1="9.128cm" svg:x2="12.832cm" svg:y2="9.128cm">
          <text:p text:style-name="P3"/>
        </draw:line>
        <draw:frame draw:style-name="gr4" draw:text-style-name="P4" draw:layer="layout" svg:width="2.449cm" svg:height="0.776cm" svg:x="12.17cm" svg:y="8.346cm">
          <draw:text-box>
            <text:p text:style-name="P3"><text:span text:style-name="T1">Actual name</text:span></text:p>
          </draw:text-box>
        </draw:frame>
        <draw:line draw:style-name="gr7" draw:text-style-name="P2" draw:layer="layout" svg:x1="7.091cm" svg:y1="10.795cm" svg:x2="5.239cm" svg:y2="10.795cm">
          <text:p text:style-name="P3"/>
        </draw:line>
        <draw:line draw:style-name="gr7" draw:text-style-name="P2" draw:layer="layout" svg:x1="7.091cm" svg:y1="5.695cm" svg:x2="5.239cm" svg:y2="5.695cm">
          <text:p text:style-name="P3"/>
        </draw:line>
        <draw:frame draw:style-name="gr4" draw:text-style-name="P4" draw:layer="layout" svg:width="1.217cm" svg:height="0.776cm" svg:x="6.145cm" svg:y="4.233cm">
          <draw:text-box>
            <text:p text:style-name="P3"><text:span text:style-name="T1">TOP</text:span></text:p>
          </draw:text-box>
        </draw:frame>
        <draw:frame draw:style-name="gr4" draw:text-style-name="P4" draw:layer="layout" svg:width="2.623cm" svg:height="0.776cm" svg:x="3.123cm" svg:y="10.098cm">
          <draw:text-box>
            <text:p text:style-name="P3"><text:span text:style-name="T1">Module name</text:span></text:p>
          </draw:text-box>
        </draw:frame>
        <draw:frame draw:style-name="gr4" draw:text-style-name="P4" draw:layer="layout" svg:width="2.623cm" svg:height="0.776cm" svg:x="3.124cm" svg:y="4.999cm">
          <draw:text-box>
            <text:p text:style-name="P3"><text:span text:style-name="T1">Module name</text:span></text:p>
          </draw:text-box>
        </draw:frame>
        <draw:line draw:style-name="gr7" draw:text-style-name="P2" draw:layer="layout" svg:x1="8.334cm" svg:y1="5.715cm" svg:x2="12.912cm" svg:y2="5.715cm">
          <text:p text:style-name="P3"/>
        </draw:line>
        <draw:frame draw:style-name="gr13" draw:text-style-name="P4" draw:layer="layout" svg:width="2.805cm" svg:height="0.776cm" svg:x="12.021cm" svg:y="4.933cm">
          <draw:text-box>
            <text:p text:style-name="P3"><text:span text:style-name="T1">Instance name</text:span></text:p>
          </draw:text-box>
        </draw:frame>
        <draw:line draw:style-name="gr7" draw:text-style-name="P2" draw:layer="layout" svg:x1="7.818cm" svg:y1="10.974cm" svg:x2="7.832cm" svg:y2="11.88cm">
          <text:p text:style-name="P3"/>
        </draw:line>
        <draw:line draw:style-name="gr2" draw:text-style-name="P2" draw:layer="layout" svg:x1="7.858cm" svg:y1="11.886cm" svg:x2="12.885cm" svg:y2="11.88cm">
          <text:p text:style-name="P3"/>
        </draw:line>
        <draw:frame draw:style-name="gr4" draw:text-style-name="P4" draw:layer="layout" svg:width="2.805cm" svg:height="0.776cm" svg:x="12.022cm" svg:y="11.055cm">
          <draw:text-box>
            <text:p text:style-name="P3"><text:span text:style-name="T1">Instance name</text:span></text:p>
          </draw:text-box>
        </draw:frame>
        <draw:line draw:style-name="gr7" draw:text-style-name="P2" draw:layer="layout" svg:x1="8.813cm" svg:y1="11.297cm" svg:x2="8.811cm" svg:y2="12.436cm">
          <text:p text:style-name="P3"/>
        </draw:line>
        <draw:line draw:style-name="gr2" draw:text-style-name="P2" draw:layer="layout" svg:x1="8.811cm" svg:y1="12.426cm" svg:x2="5.133cm" svg:y2="12.426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dan tmd</meta:initial-creator>
    <meta:creation-date>2007-08-30T09:14:12</meta:creation-date>
    <dc:creator>dan tmd</dc:creator>
    <dc:date>2007-09-04T09:04:04</dc:date>
    <dc:language>en-US</dc:language>
    <meta:editing-cycles>14</meta:editing-cycles>
    <meta:editing-duration>PT1H32M27S</meta:editing-duration>
    <meta:user-defined meta:name="Info 1"/>
    <meta:user-defined meta:name="Info 2"/>
    <meta:user-defined meta:name="Info 3"/>
    <meta:user-defined meta:name="Info 4"/>
    <meta:document-statistic meta:object-count="144"/>
  </office:meta>
</office:document-meta>
</file>